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1118" officeooo:paragraph-rsid="00181118"/>
    </style:style>
    <style:style style:name="P2" style:family="paragraph" style:parent-style-name="Standard" style:list-style-name="List_20_1">
      <style:text-properties officeooo:rsid="00181118" officeooo:paragraph-rsid="00181118"/>
    </style:style>
    <style:style style:name="P3" style:family="paragraph" style:parent-style-name="Standard" style:list-style-name="List_20_1">
      <style:text-properties officeooo:rsid="0019b4c5" officeooo:paragraph-rsid="0019b4c5"/>
    </style:style>
    <style:style style:name="P4" style:family="paragraph" style:parent-style-name="Standard">
      <style:text-properties officeooo:rsid="0019e036" officeooo:paragraph-rsid="0019e036"/>
    </style:style>
    <style:style style:name="P5" style:family="paragraph" style:parent-style-name="Standard" style:list-style-name="List_20_1">
      <style:text-properties officeooo:rsid="0019e036" officeooo:paragraph-rsid="0019e036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81118" officeooo:paragraph-rsid="0018111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quirements</text:p>
      <text:p text:style-name="P1">Steps:</text:p>
      <text:list xml:id="list2193726299" text:style-name="List_20_1">
        <text:list-item>
          <text:p text:style-name="P2">Used library pandas, Jupyter Notebook</text:p>
        </text:list-item>
        <text:list-item>
          <text:p text:style-name="P2">Perform Pre-Processing steps</text:p>
        </text:list-item>
        <text:list-item>
          <text:p text:style-name="P2">Convert marks into absolute marks by dividing with total then multiplying with weights</text:p>
        </text:list-item>
        <text:list-item>
          <text:p text:style-name="P3">Save this into normalized file</text:p>
        </text:list-item>
        <text:list-item>
          <text:p text:style-name="P5">Applied linear regression and Ridge model for predictions</text:p>
        </text:list-item>
        <text:list-item>
          <text:p text:style-name="P5">Max, min MSE are mentioned in attached files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21:10:26.129657300</meta:creation-date>
    <dc:date>2024-04-28T22:33:58.938495750</dc:date>
    <meta:editing-duration>PT2M42S</meta:editing-duration>
    <meta:editing-cycles>1</meta:editing-cycles>
    <meta:document-statistic meta:table-count="0" meta:image-count="0" meta:object-count="0" meta:page-count="1" meta:paragraph-count="8" meta:word-count="50" meta:character-count="306" meta:non-whitespace-character-count="270"/>
    <meta:generator>LibreOffice/7.3.7.2$Linux_X86_64 LibreOffice_project/30$Build-2</meta:generator>
  </office:meta>
</office:document-meta>
</file>